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officeooo:rsid="0007c4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text:span text:style-name="T7">8</text:span></text:p>
      <text:p text:style-name="P9">Mozilla Thunderbird Configuration Guide</text:p>
      <text:p text:style-name="P4"/>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text:span text:style-name="T7">8</text:span> – <text:span text:style-name="T7">August</text:span>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text:span text:style-name="T7">8</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text:span text:style-name="T7">10</text:span>.<text:span text:style-name="T7">0.3</text:span>",</text:p>
      <text:p text:style-name="Code"><text:s text:c="19"/>"filename" =&gt; "sogo-connector-<text:span text:style-name="T7">10</text:span>.<text:span text:style-name="T7">0.3</text:span>.xpi" ),</text:p>
      <text:p text:style-name="Code"><text:s text:c="9"/>"sogo-integrator@inverse.ca"</text:p>
      <text:p text:style-name="Code"><text:s text:c="9"/>=&gt; array( "application" =&gt; "thunderbird",</text:p>
      <text:p text:style-name="Code"><text:s text:c="19"/>"version" =&gt; "<text:span text:style-name="T7">10</text:span>.<text:span text:style-name="T7">0.3</text:span>",</text:p>
      <text:p text:style-name="Code"><text:s text:c="19"/>"filename" =&gt; "sogo-integrator<text:span text:style-name="T7">-10</text:span>.0.<text:span text:style-name="T7">3</text:span>-sogo-demo.xpi" ),</text:p>
      <text:p text:style-name="Code"><text:s text:c="9"/>"{e2fda1a4-762b-4020-b5ad-a41df1933103}"</text:p>
      <text:p text:style-name="Code"><text:s text:c="9"/>=&gt; array( "application" =&gt; "thunderbird",</text:p>
      <text:p text:style-name="Code"><text:s text:c="19"/>"version" =&gt; "1.<text:span text:style-name="T7">2.3</text:span>",</text:p>
      <text:p text:style-name="Code"><text:s text:c="19"/>"filename" =&gt; "lightning-1.<text:span text:style-name="T7">2.3</text:span>.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2.<text:span text:style-name="T7">3</text:span>.xpi</text:p>
      <text:p text:style-name="Code">Linux_x86-gcc3/lightning-1.<text:span text:style-name="T7">2.3</text:span>.xpi</text:p>
      <text:p text:style-name="Code">Linux_x86_64-gcc3/lightning-1.<text:span text:style-name="T7">2.3</text:span>.xpi</text:p>
      <text:p text:style-name="Code">WINNT_x86-msvc/lightning-1.<text:span text:style-name="T7">2.3</text:span>.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33</meta:editing-cycles>
    <meta:editing-duration>P1DT2H20M45S</meta:editing-duration>
    <dc:date>2012-08-28T12:00:21</dc:date>
    <meta:document-statistic meta:table-count="0" meta:image-count="2" meta:object-count="0" meta:page-count="14" meta:paragraph-count="158" meta:word-count="1708" meta:character-count="12608" meta:non-whitespace-character-count="10674"/>
    <meta:user-defined meta:name="Info 1"/>
    <meta:user-defined meta:name="Info 2"/>
    <meta:user-defined meta:name="Info 3"/>
    <meta:user-defined meta:name="Info 4"/>
  </office:meta>
</office:document-meta>
</file>